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table:formula="of:=[.A1]*0.5" office:value-type="float" office:value="5" calcext:value-type="float">
            <text:p>5</text:p>
          </table:table-cell>
          <table:table-cell table:formula="of:=[.A1]/60" office:value-type="float" office:value="0.166666666666667" calcext:value-type="float">
            <text:p>0,166666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]*0.5" office:value-type="float" office:value="10" calcext:value-type="float">
            <text:p>10</text:p>
          </table:table-cell>
          <table:table-cell table:formula="of:=[.A2]/60" office:value-type="float" office:value="0.333333333333333" calcext:value-type="float">
            <text:p>0,333333333333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]*0.5" office:value-type="float" office:value="15" calcext:value-type="float">
            <text:p>15</text:p>
          </table:table-cell>
          <table:table-cell table:formula="of:=[.A3]/60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]*0.5" office:value-type="float" office:value="20" calcext:value-type="float">
            <text:p>20</text:p>
          </table:table-cell>
          <table:table-cell table:formula="of:=[.A4]/60" office:value-type="float" office:value="0.666666666666667" calcext:value-type="float">
            <text:p>0,666666666666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]*0.5" office:value-type="float" office:value="25" calcext:value-type="float">
            <text:p>25</text:p>
          </table:table-cell>
          <table:table-cell table:formula="of:=[.A5]/60" office:value-type="float" office:value="0.833333333333333" calcext:value-type="float">
            <text:p>0,833333333333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]*0.5" office:value-type="float" office:value="30" calcext:value-type="float">
            <text:p>30</text:p>
          </table:table-cell>
          <table:table-cell table:formula="of:=[.A6]/60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]*0.5" office:value-type="float" office:value="35" calcext:value-type="float">
            <text:p>35</text:p>
          </table:table-cell>
          <table:table-cell table:formula="of:=[.A7]/60" office:value-type="float" office:value="1.16666666666667" calcext:value-type="float">
            <text:p>1,166666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]*0.5" office:value-type="float" office:value="40" calcext:value-type="float">
            <text:p>40</text:p>
          </table:table-cell>
          <table:table-cell table:formula="of:=[.A8]/60" office:value-type="float" office:value="1.33333333333333" calcext:value-type="float">
            <text:p>1,333333333333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]*0.5" office:value-type="float" office:value="45" calcext:value-type="float">
            <text:p>45</text:p>
          </table:table-cell>
          <table:table-cell table:formula="of:=[.A9]/60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]*0.5" office:value-type="float" office:value="50" calcext:value-type="float">
            <text:p>50</text:p>
          </table:table-cell>
          <table:table-cell table:formula="of:=[.A10]/60" office:value-type="float" office:value="1.66666666666667" calcext:value-type="float">
            <text:p>1,6666666666666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]*0.5" office:value-type="float" office:value="55" calcext:value-type="float">
            <text:p>55</text:p>
          </table:table-cell>
          <table:table-cell table:formula="of:=[.A11]/60" office:value-type="float" office:value="1.83333333333333" calcext:value-type="float">
            <text:p>1,8333333333333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]*0.5" office:value-type="float" office:value="60" calcext:value-type="float">
            <text:p>60</text:p>
          </table:table-cell>
          <table:table-cell table:formula="of:=[.A12]/60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]*0.5" office:value-type="float" office:value="65" calcext:value-type="float">
            <text:p>65</text:p>
          </table:table-cell>
          <table:table-cell table:formula="of:=[.A13]/60" office:value-type="float" office:value="2.16666666666667" calcext:value-type="float">
            <text:p>2,1666666666666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]*0.5" office:value-type="float" office:value="70" calcext:value-type="float">
            <text:p>70</text:p>
          </table:table-cell>
          <table:table-cell table:formula="of:=[.A14]/60" office:value-type="float" office:value="2.33333333333333" calcext:value-type="float">
            <text:p>2,333333333333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]*0.5" office:value-type="float" office:value="75" calcext:value-type="float">
            <text:p>75</text:p>
          </table:table-cell>
          <table:table-cell table:formula="of:=[.A15]/60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]*0.5" office:value-type="float" office:value="80" calcext:value-type="float">
            <text:p>80</text:p>
          </table:table-cell>
          <table:table-cell table:formula="of:=[.A16]/60" office:value-type="float" office:value="2.66666666666667" calcext:value-type="float">
            <text:p>2,666666666666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]*0.5" office:value-type="float" office:value="85" calcext:value-type="float">
            <text:p>85</text:p>
          </table:table-cell>
          <table:table-cell table:formula="of:=[.A17]/60" office:value-type="float" office:value="2.83333333333333" calcext:value-type="float">
            <text:p>2,833333333333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]*0.5" office:value-type="float" office:value="90" calcext:value-type="float">
            <text:p>90</text:p>
          </table:table-cell>
          <table:table-cell table:formula="of:=[.A18]/60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]*0.5" office:value-type="float" office:value="95" calcext:value-type="float">
            <text:p>95</text:p>
          </table:table-cell>
          <table:table-cell table:formula="of:=[.A19]/60" office:value-type="float" office:value="3.16666666666667" calcext:value-type="float">
            <text:p>3,166666666666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]*0.5" office:value-type="float" office:value="100" calcext:value-type="float">
            <text:p>100</text:p>
          </table:table-cell>
          <table:table-cell table:formula="of:=[.A20]/60" office:value-type="float" office:value="3.33333333333333" calcext:value-type="float">
            <text:p>3,3333333333333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]*0.5" office:value-type="float" office:value="105" calcext:value-type="float">
            <text:p>105</text:p>
          </table:table-cell>
          <table:table-cell table:formula="of:=[.A21]/60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]*0.5" office:value-type="float" office:value="110" calcext:value-type="float">
            <text:p>110</text:p>
          </table:table-cell>
          <table:table-cell table:formula="of:=[.A22]/60" office:value-type="float" office:value="3.66666666666667" calcext:value-type="float">
            <text:p>3,6666666666666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]*0.5" office:value-type="float" office:value="115" calcext:value-type="float">
            <text:p>115</text:p>
          </table:table-cell>
          <table:table-cell table:formula="of:=[.A23]/60" office:value-type="float" office:value="3.83333333333333" calcext:value-type="float">
            <text:p>3,833333333333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]*0.5" office:value-type="float" office:value="120" calcext:value-type="float">
            <text:p>120</text:p>
          </table:table-cell>
          <table:table-cell table:formula="of:=[.A24]/60"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]*0.5" office:value-type="float" office:value="125" calcext:value-type="float">
            <text:p>125</text:p>
          </table:table-cell>
          <table:table-cell table:formula="of:=[.A25]/60" office:value-type="float" office:value="4.16666666666667" calcext:value-type="float">
            <text:p>4,1666666666666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]*0.5" office:value-type="float" office:value="130" calcext:value-type="float">
            <text:p>130</text:p>
          </table:table-cell>
          <table:table-cell table:formula="of:=[.A26]/60" office:value-type="float" office:value="4.33333333333333" calcext:value-type="float">
            <text:p>4,3333333333333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]*0.5" office:value-type="float" office:value="135" calcext:value-type="float">
            <text:p>135</text:p>
          </table:table-cell>
          <table:table-cell table:formula="of:=[.A27]/60"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]*0.5" office:value-type="float" office:value="140" calcext:value-type="float">
            <text:p>140</text:p>
          </table:table-cell>
          <table:table-cell table:formula="of:=[.A28]/60" office:value-type="float" office:value="4.66666666666667" calcext:value-type="float">
            <text:p>4,6666666666666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]*0.5" office:value-type="float" office:value="145" calcext:value-type="float">
            <text:p>145</text:p>
          </table:table-cell>
          <table:table-cell table:formula="of:=[.A29]/60" office:value-type="float" office:value="4.83333333333333" calcext:value-type="float">
            <text:p>4,833333333333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]*0.5" office:value-type="float" office:value="150" calcext:value-type="float">
            <text:p>150</text:p>
          </table:table-cell>
          <table:table-cell table:formula="of:=[.A30]/60" office:value-type="float" office:value="5" calcext:value-type="float">
            <text:p>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]*0.5" office:value-type="float" office:value="155" calcext:value-type="float">
            <text:p>155</text:p>
          </table:table-cell>
          <table:table-cell table:formula="of:=[.A31]/60" office:value-type="float" office:value="5.16666666666667" calcext:value-type="float">
            <text:p>5,1666666666666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]*0.5" office:value-type="float" office:value="160" calcext:value-type="float">
            <text:p>160</text:p>
          </table:table-cell>
          <table:table-cell table:formula="of:=[.A32]/60" office:value-type="float" office:value="5.33333333333333" calcext:value-type="float">
            <text:p>5,3333333333333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]*0.5" office:value-type="float" office:value="165" calcext:value-type="float">
            <text:p>165</text:p>
          </table:table-cell>
          <table:table-cell table:formula="of:=[.A33]/60"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]*0.5" office:value-type="float" office:value="170" calcext:value-type="float">
            <text:p>170</text:p>
          </table:table-cell>
          <table:table-cell table:formula="of:=[.A34]/60" office:value-type="float" office:value="5.66666666666667" calcext:value-type="float">
            <text:p>5,6666666666666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]*0.5" office:value-type="float" office:value="175" calcext:value-type="float">
            <text:p>175</text:p>
          </table:table-cell>
          <table:table-cell table:formula="of:=[.A35]/60" office:value-type="float" office:value="5.83333333333333" calcext:value-type="float">
            <text:p>5,8333333333333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]*0.5" office:value-type="float" office:value="180" calcext:value-type="float">
            <text:p>180</text:p>
          </table:table-cell>
          <table:table-cell table:formula="of:=[.A36]/60" office:value-type="float" office:value="6" calcext:value-type="float">
            <text:p>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]*0.5" office:value-type="float" office:value="185" calcext:value-type="float">
            <text:p>185</text:p>
          </table:table-cell>
          <table:table-cell table:formula="of:=[.A37]/60" office:value-type="float" office:value="6.16666666666667" calcext:value-type="float">
            <text:p>6,1666666666666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]*0.5" office:value-type="float" office:value="190" calcext:value-type="float">
            <text:p>190</text:p>
          </table:table-cell>
          <table:table-cell table:formula="of:=[.A38]/60" office:value-type="float" office:value="6.33333333333333" calcext:value-type="float">
            <text:p>6,3333333333333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]*0.5" office:value-type="float" office:value="195" calcext:value-type="float">
            <text:p>195</text:p>
          </table:table-cell>
          <table:table-cell table:formula="of:=[.A39]/60"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]*0.5" office:value-type="float" office:value="200" calcext:value-type="float">
            <text:p>200</text:p>
          </table:table-cell>
          <table:table-cell table:formula="of:=[.A40]/60" office:value-type="float" office:value="6.66666666666667" calcext:value-type="float">
            <text:p>6,6666666666666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]*0.5" office:value-type="float" office:value="205" calcext:value-type="float">
            <text:p>205</text:p>
          </table:table-cell>
          <table:table-cell table:formula="of:=[.A41]/60" office:value-type="float" office:value="6.83333333333333" calcext:value-type="float">
            <text:p>6,8333333333333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]*0.5" office:value-type="float" office:value="210" calcext:value-type="float">
            <text:p>210</text:p>
          </table:table-cell>
          <table:table-cell table:formula="of:=[.A42]/60" office:value-type="float" office:value="7" calcext:value-type="float">
            <text:p>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]*0.5" office:value-type="float" office:value="215" calcext:value-type="float">
            <text:p>215</text:p>
          </table:table-cell>
          <table:table-cell table:formula="of:=[.A43]/60" office:value-type="float" office:value="7.16666666666667" calcext:value-type="float">
            <text:p>7,1666666666666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]*0.5" office:value-type="float" office:value="220" calcext:value-type="float">
            <text:p>220</text:p>
          </table:table-cell>
          <table:table-cell table:formula="of:=[.A44]/60" office:value-type="float" office:value="7.33333333333333" calcext:value-type="float">
            <text:p>7,3333333333333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]*0.5" office:value-type="float" office:value="225" calcext:value-type="float">
            <text:p>225</text:p>
          </table:table-cell>
          <table:table-cell table:formula="of:=[.A45]/60"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]*0.5" office:value-type="float" office:value="230" calcext:value-type="float">
            <text:p>230</text:p>
          </table:table-cell>
          <table:table-cell table:formula="of:=[.A46]/60" office:value-type="float" office:value="7.66666666666667" calcext:value-type="float">
            <text:p>7,6666666666666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]*0.5" office:value-type="float" office:value="235" calcext:value-type="float">
            <text:p>235</text:p>
          </table:table-cell>
          <table:table-cell table:formula="of:=[.A47]/60" office:value-type="float" office:value="7.83333333333333" calcext:value-type="float">
            <text:p>7,8333333333333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]*0.5" office:value-type="float" office:value="240" calcext:value-type="float">
            <text:p>240</text:p>
          </table:table-cell>
          <table:table-cell table:formula="of:=[.A48]/60" office:value-type="float" office:value="8" calcext:value-type="float">
            <text:p>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]*0.5" office:value-type="float" office:value="245" calcext:value-type="float">
            <text:p>245</text:p>
          </table:table-cell>
          <table:table-cell table:formula="of:=[.A49]/60" office:value-type="float" office:value="8.16666666666667" calcext:value-type="float">
            <text:p>8,166666666666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]*0.5" office:value-type="float" office:value="250" calcext:value-type="float">
            <text:p>250</text:p>
          </table:table-cell>
          <table:table-cell table:formula="of:=[.A50]/60" office:value-type="float" office:value="8.33333333333333" calcext:value-type="float">
            <text:p>8,3333333333333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]*0.5" office:value-type="float" office:value="255" calcext:value-type="float">
            <text:p>255</text:p>
          </table:table-cell>
          <table:table-cell table:formula="of:=[.A51]/60" office:value-type="float" office:value="8.5" calcext:value-type="float">
            <text:p>8,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]*0.5" office:value-type="float" office:value="260" calcext:value-type="float">
            <text:p>260</text:p>
          </table:table-cell>
          <table:table-cell table:formula="of:=[.A52]/60" office:value-type="float" office:value="8.66666666666667" calcext:value-type="float">
            <text:p>8,6666666666666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]*0.5" office:value-type="float" office:value="265" calcext:value-type="float">
            <text:p>265</text:p>
          </table:table-cell>
          <table:table-cell table:formula="of:=[.A53]/60" office:value-type="float" office:value="8.83333333333333" calcext:value-type="float">
            <text:p>8,8333333333333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]*0.5" office:value-type="float" office:value="270" calcext:value-type="float">
            <text:p>270</text:p>
          </table:table-cell>
          <table:table-cell table:formula="of:=[.A54]/60" office:value-type="float" office:value="9" calcext:value-type="float">
            <text:p>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]*0.5" office:value-type="float" office:value="275" calcext:value-type="float">
            <text:p>275</text:p>
          </table:table-cell>
          <table:table-cell table:formula="of:=[.A55]/60" office:value-type="float" office:value="9.16666666666667" calcext:value-type="float">
            <text:p>9,1666666666666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]*0.5" office:value-type="float" office:value="280" calcext:value-type="float">
            <text:p>280</text:p>
          </table:table-cell>
          <table:table-cell table:formula="of:=[.A56]/60" office:value-type="float" office:value="9.33333333333333" calcext:value-type="float">
            <text:p>9,3333333333333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]*0.5" office:value-type="float" office:value="285" calcext:value-type="float">
            <text:p>285</text:p>
          </table:table-cell>
          <table:table-cell table:formula="of:=[.A57]/60" office:value-type="float" office:value="9.5" calcext:value-type="float">
            <text:p>9,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]*0.5" office:value-type="float" office:value="290" calcext:value-type="float">
            <text:p>290</text:p>
          </table:table-cell>
          <table:table-cell table:formula="of:=[.A58]/60" office:value-type="float" office:value="9.66666666666667" calcext:value-type="float">
            <text:p>9,6666666666666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]*0.5" office:value-type="float" office:value="295" calcext:value-type="float">
            <text:p>295</text:p>
          </table:table-cell>
          <table:table-cell table:formula="of:=[.A59]/60" office:value-type="float" office:value="9.83333333333333" calcext:value-type="float">
            <text:p>9,8333333333333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]*0.5" office:value-type="float" office:value="300" calcext:value-type="float">
            <text:p>300</text:p>
          </table:table-cell>
          <table:table-cell table:formula="of:=[.A60]/6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]*0.5" office:value-type="float" office:value="305" calcext:value-type="float">
            <text:p>305</text:p>
          </table:table-cell>
          <table:table-cell table:formula="of:=[.A61]/60" office:value-type="float" office:value="10.1666666666667" calcext:value-type="float">
            <text:p>10,166666666666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]*0.5" office:value-type="float" office:value="310" calcext:value-type="float">
            <text:p>310</text:p>
          </table:table-cell>
          <table:table-cell table:formula="of:=[.A62]/60" office:value-type="float" office:value="10.3333333333333" calcext:value-type="float">
            <text:p>10,333333333333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]*0.5" office:value-type="float" office:value="315" calcext:value-type="float">
            <text:p>315</text:p>
          </table:table-cell>
          <table:table-cell table:formula="of:=[.A63]/60" office:value-type="float" office:value="10.5" calcext:value-type="float">
            <text:p>10,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]*0.5" office:value-type="float" office:value="320" calcext:value-type="float">
            <text:p>320</text:p>
          </table:table-cell>
          <table:table-cell table:formula="of:=[.A64]/60" office:value-type="float" office:value="10.6666666666667" calcext:value-type="float">
            <text:p>10,666666666666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]*0.5" office:value-type="float" office:value="325" calcext:value-type="float">
            <text:p>325</text:p>
          </table:table-cell>
          <table:table-cell table:formula="of:=[.A65]/60" office:value-type="float" office:value="10.8333333333333" calcext:value-type="float">
            <text:p>10,833333333333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]*0.5" office:value-type="float" office:value="330" calcext:value-type="float">
            <text:p>330</text:p>
          </table:table-cell>
          <table:table-cell table:formula="of:=[.A66]/60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]*0.5" office:value-type="float" office:value="335" calcext:value-type="float">
            <text:p>335</text:p>
          </table:table-cell>
          <table:table-cell table:formula="of:=[.A67]/60" office:value-type="float" office:value="11.1666666666667" calcext:value-type="float">
            <text:p>11,166666666666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]*0.5" office:value-type="float" office:value="340" calcext:value-type="float">
            <text:p>340</text:p>
          </table:table-cell>
          <table:table-cell table:formula="of:=[.A68]/60" office:value-type="float" office:value="11.3333333333333" calcext:value-type="float">
            <text:p>11,333333333333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]*0.5" office:value-type="float" office:value="345" calcext:value-type="float">
            <text:p>345</text:p>
          </table:table-cell>
          <table:table-cell table:formula="of:=[.A69]/60" office:value-type="float" office:value="11.5" calcext:value-type="float">
            <text:p>11,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]*0.5" office:value-type="float" office:value="350" calcext:value-type="float">
            <text:p>350</text:p>
          </table:table-cell>
          <table:table-cell table:formula="of:=[.A70]/60" office:value-type="float" office:value="11.6666666666667" calcext:value-type="float">
            <text:p>11,666666666666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]*0.5" office:value-type="float" office:value="355" calcext:value-type="float">
            <text:p>355</text:p>
          </table:table-cell>
          <table:table-cell table:formula="of:=[.A71]/60" office:value-type="float" office:value="11.8333333333333" calcext:value-type="float">
            <text:p>11,833333333333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]*0.5" office:value-type="float" office:value="360" calcext:value-type="float">
            <text:p>360</text:p>
          </table:table-cell>
          <table:table-cell table:formula="of:=[.A72]/60" office:value-type="float" office:value="12" calcext:value-type="float">
            <text:p>12</text:p>
          </table:table-cell>
        </table:table-row>
      </table:table>
      <table:table table:name="Лист2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A1</text:p>
          </table:table-cell>
          <table:table-cell office:value-type="float" office:value="1835" calcext:value-type="float">
            <text:p>1835</text:p>
          </table:table-cell>
          <table:table-cell office:value-type="float" office:value="632" calcext:value-type="float">
            <text:p>632</text:p>
          </table:table-cell>
          <table:table-cell table:number-columns-repeated="3" office:value-type="float" office:value="401" calcext:value-type="float">
            <text:p>401</text:p>
          </table:table-cell>
          <table:table-cell table:number-columns-repeated="4"/>
          <table:table-cell table:formula="of:=SUM([.C1:.J1])" office:value-type="float" office:value="1835" calcext:value-type="float">
            <text:p>1835</text:p>
          </table:table-cell>
          <table:table-cell table:formula="of:=[.B1]-[.K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958" calcext:value-type="float">
            <text:p>958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332" calcext:value-type="float">
            <text:p>332</text:p>
          </table:table-cell>
          <table:table-cell table:number-columns-repeated="5"/>
          <table:table-cell table:formula="of:=SUM([.C2:.J2])" office:value-type="float" office:value="958" calcext:value-type="float">
            <text:p>958</text:p>
          </table:table-cell>
          <table:table-cell table:formula="of:=[.B2]-[.K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2479" calcext:value-type="float">
            <text:p>2479</text:p>
          </table:table-cell>
          <table:table-cell office:value-type="float" office:value="663" calcext:value-type="float">
            <text:p>663</text:p>
          </table:table-cell>
          <table:table-cell table:number-columns-repeated="3" office:value-type="float" office:value="426" calcext:value-type="float">
            <text:p>426</text:p>
          </table:table-cell>
          <table:table-cell office:value-type="float" office:value="538" calcext:value-type="float">
            <text:p>538</text:p>
          </table:table-cell>
          <table:table-cell table:number-columns-repeated="3"/>
          <table:table-cell table:formula="of:=SUM([.C3:.J3])" office:value-type="float" office:value="2479" calcext:value-type="float">
            <text:p>2479</text:p>
          </table:table-cell>
          <table:table-cell table:formula="of:=[.B3]-[.K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901" calcext:value-type="float">
            <text:p>901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table:formula="of:=SUM([.C4:.J4])" office:value-type="float" office:value="901" calcext:value-type="float">
            <text:p>901</text:p>
          </table:table-cell>
          <table:table-cell table:formula="of:=[.B4]-[.K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1534" calcext:value-type="float">
            <text:p>1534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382" calcext:value-type="float">
            <text:p>382</text:p>
          </table:table-cell>
          <table:table-cell table:number-columns-repeated="4"/>
          <table:table-cell table:formula="of:=SUM([.C5:.J5])" office:value-type="float" office:value="1534" calcext:value-type="float">
            <text:p>1534</text:p>
          </table:table-cell>
          <table:table-cell table:formula="of:=[.B5]-[.K5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none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.00.0000</text:date>, <text:time style:data-style-name="N2" text:time-value="09:52:54.73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6T17:22:41.073000000</meta:creation-date>
    <dc:date>2021-09-17T10:36:07.315000000</dc:date>
    <meta:editing-duration>PT42M21S</meta:editing-duration>
    <meta:editing-cycles>12</meta:editing-cycles>
    <meta:generator>LibreOffice/7.1.5.2$Windows_x86 LibreOffice_project/85f04e9f809797b8199d13c421bd8a2b025d52b5</meta:generator>
    <meta:document-statistic meta:table-count="2" meta:cell-count="256" meta:object-count="0"/>
  </office:meta>
</office:document-meta>
</file>